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F00000044211F9570D1F89AB5.png" manifest:media-type="image/png"/>
  <manifest:file-entry manifest:full-path="Pictures/10000001000000B7000000789021D65BD5A59C6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9097in" table:align="margins" fo:background-color="transparent">
        <style:background-image/>
      </style:table-properties>
    </style:style>
    <style:style style:name="Table1.A" style:family="table-column">
      <style:table-column-properties style:column-width="0.1729in" style:rel-column-width="249*"/>
    </style:style>
    <style:style style:name="Table1.B" style:family="table-column">
      <style:table-column-properties style:column-width="0.5944in" style:rel-column-width="856*"/>
    </style:style>
    <style:style style:name="Table1.C" style:family="table-column">
      <style:table-column-properties style:column-width="0.691in" style:rel-column-width="995*"/>
    </style:style>
    <style:style style:name="Table1.D" style:family="table-column">
      <style:table-column-properties style:column-width="0.5021in" style:rel-column-width="723*"/>
    </style:style>
    <style:style style:name="Table1.E" style:family="table-column">
      <style:table-column-properties style:column-width="0.4354in" style:rel-column-width="627*"/>
    </style:style>
    <style:style style:name="Table1.G" style:family="table-column">
      <style:table-column-properties style:column-width="0.5583in" style:rel-column-width="804*"/>
    </style:style>
    <style:style style:name="Table1.H" style:family="table-column">
      <style:table-column-properties style:column-width="0.4361in" style:rel-column-width="628*"/>
    </style:style>
    <style:style style:name="Table1.I" style:family="table-column">
      <style:table-column-properties style:column-width="0.5681in" style:rel-column-width="818*"/>
    </style:style>
    <style:style style:name="Table1.L" style:family="table-column">
      <style:table-column-properties style:column-width="0.625in" style:rel-column-width="900*"/>
    </style:style>
    <style:style style:name="Table1.O" style:family="table-column">
      <style:table-column-properties style:column-width="0.6917in" style:rel-column-width="996*"/>
    </style:style>
    <style:style style:name="Table1.P" style:family="table-column">
      <style:table-column-properties style:column-width="0.6819in" style:rel-column-width="982*"/>
    </style:style>
    <style:style style:name="Table1.R" style:family="table-column">
      <style:table-column-properties style:column-width="0.7153in" style:rel-column-width="1030*"/>
    </style:style>
    <style:style style:name="Table1.S" style:family="table-column">
      <style:table-column-properties style:column-width="0.9236in" style:rel-column-width="1330*"/>
    </style:style>
    <style:style style:name="Table1.1" style:family="table-row">
      <style:table-row-properties style:min-row-height="0.1042in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ff972f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S1" style:family="table-cell">
      <style:table-cell-properties style:vertical-align="middle" fo:background-color="#ff972f" fo:padding="0.0201in" fo:border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K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L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M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N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O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P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Q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R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S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style:min-row-height="0.2604in"/>
    </style:style>
    <style:style style:name="Table1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G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H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I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J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K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L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M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N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O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P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Q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R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S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G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H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I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J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K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L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M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N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O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P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Q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R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S4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A5" style:family="table-cell">
      <style:table-cell-properties style:vertical-align="middle" fo:background-color="#3faf46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S5" style:family="table-cell">
      <style:table-cell-properties style:vertical-align="middle" fo:background-color="#3faf46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2.2917in" fo:margin-left="7.8201in" table:align="left"/>
    </style:style>
    <style:style style:name="Table5.A" style:family="table-column">
      <style:table-column-properties style:column-width="2.2917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07f08b8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03c36ac" style:font-size-asian="28pt" style:font-weight-asian="bold" style:font-size-complex="2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6pt" officeooo:paragraph-rsid="007c5c6b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fo:font-weight="bold" officeooo:rsid="005c4b02" officeooo:paragraph-rsid="005c4b02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fo:font-weight="bold" officeooo:rsid="0099143e" officeooo:paragraph-rsid="0099143e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07c5c6b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07c5c6b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07f08b8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07c5c6b" style:font-size-asian="7pt" style:font-weight-asian="normal" style:font-size-complex="7pt" style:font-weight-complex="normal"/>
    </style:style>
    <style:style style:name="P10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07c5c6b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07c5c6b" style:font-size-asian="10pt" style:font-size-complex="10pt"/>
    </style:style>
    <style:style style:name="P12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13" style:family="paragraph" style:parent-style-name="Table_20_Contents">
      <style:paragraph-properties fo:line-height="115%" fo:text-align="start" style:justify-single-word="false"/>
      <style:text-properties officeooo:paragraph-rsid="003c36ac"/>
    </style:style>
    <style:style style:name="P14" style:family="paragraph" style:parent-style-name="Table_20_Contents">
      <style:paragraph-properties fo:line-height="115%" fo:text-align="start" style:justify-single-word="false"/>
      <style:text-properties officeooo:paragraph-rsid="0081e4b2"/>
    </style:style>
    <style:style style:name="P15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Liberation Sans" fo:font-size="6pt" fo:font-weight="bold" officeooo:rsid="00d2f3b4" officeooo:paragraph-rsid="0045ed72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6ac12f" officeooo:paragraph-rsid="006ac12f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6ac12f" officeooo:paragraph-rsid="00739880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officeooo:rsid="00d2f3b4" officeooo:paragraph-rsid="005d3ec2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22" style:family="paragraph" style:parent-style-name="Standard">
      <style:text-properties officeooo:paragraph-rsid="0081e4b2"/>
    </style:style>
    <style:style style:name="P23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68ce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081e4b2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30e34ba" officeooo:paragraph-rsid="0081e4b2" style:font-size-asian="9pt" style:font-weight-asian="bold" style:font-size-complex="9pt" style:font-weight-complex="bold"/>
    </style:style>
    <style:style style:name="P26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04b6f57"/>
    </style:style>
    <style:style style:name="P27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Liberation Sans" fo:font-size="10pt" fo:font-weight="bold" officeooo:rsid="00a48cd7" officeooo:paragraph-rsid="00a48cd7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07c5c6b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6pt" fo:font-weight="bold" officeooo:rsid="00a2b4cd" officeooo:paragraph-rsid="00a2b4cd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line-height="115%" fo:text-align="start" style:justify-single-word="false"/>
      <style:text-properties officeooo:paragraph-rsid="003c36ac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34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fo:color="#2a6099" loext:opacity="100%" style:font-name="Liberation Sans" fo:font-size="6pt" officeooo:rsid="00d2f3b4" style:font-size-asian="6pt" style:font-size-complex="6pt"/>
    </style:style>
    <style:style style:name="T4" style:family="text">
      <style:text-properties style:font-name="Arial" fo:font-size="9pt" fo:font-weight="normal" officeooo:rsid="0031c11d" style:font-size-asian="9pt" style:font-weight-asian="normal" style:font-size-complex="9pt" style:font-weight-complex="normal"/>
    </style:style>
    <style:style style:name="T5" style:family="text">
      <style:text-properties style:font-name="Arial" fo:font-size="6pt" fo:font-weight="normal" officeooo:rsid="0031c11d" style:font-size-asian="5.25pt" style:font-weight-asian="normal" style:font-size-complex="6pt" style:font-weight-complex="normal"/>
    </style:style>
    <style:style style:name="T6" style:family="text">
      <style:text-properties fo:font-size="7pt" officeooo:rsid="0059ff7d" style:font-size-asian="7pt" style:font-size-complex="7pt"/>
    </style:style>
    <style:style style:name="T7" style:family="text">
      <style:text-properties fo:font-size="7pt" fo:font-weight="normal" officeooo:rsid="0193fe4d" style:font-size-asian="6.09999990463257pt" style:font-weight-asian="normal" style:font-size-complex="7pt" style:font-weight-complex="normal"/>
    </style:style>
    <style:style style:name="T8" style:family="text">
      <style:text-properties officeooo:rsid="0098b1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name" text:name="py3o.o.ditujukan_kepada.name"/>
        <text:user-field-decl office:value-type="string" office:string-value="o.name" text:name="py3o.o.name"/>
        <text:user-field-decl office:value-type="string" office:string-value="[[ ['pemberi_kerja'] ]]" text:name="pemberi_kerja"/>
        <text:user-field-decl office:value-type="string" office:string-value="pemberi_kerja" text:name="py3o.pemberi_kerja"/>
        <text:user-field-decl office:value-type="string" office:string-value="pemberi_kerja" text:name="py3o.o.pemberi_kerja"/>
        <text:user-field-decl office:value-type="string" office:string-value="pemberi_kerja" text:name="py3o.records.pemberi_kerja"/>
        <text:user-field-decl office:value-type="string" office:string-value=" o.name" text:name="o.name"/>
        <text:user-field-decl office:value-type="string" office:string-value="l_name" text:name="py3o.l.name"/>
        <text:user-field-decl office:value-type="string" office:string-value="unit" text:name="py3o.l.sub_branch_ids.name"/>
        <text:user-field-decl office:value-type="string" office:string-value="unit" text:name="py3o.l.sub_branch"/>
        <text:user-field-decl office:value-type="string" office:string-value="pemberi_kerja" text:name="py3o.l.pemberi_kerja"/>
        <text:user-field-decl office:value-type="string" office:string-value="pekerjaan" text:name="py3o.l.pekerjaan"/>
        <text:user-field-decl office:value-type="string" office:string-value="tanggal_bank_garansi" text:name="py3o.l.tanggal_bank_garansi"/>
        <text:user-field-decl office:value-type="string" office:string-value="nominal_jaminan" text:name="py3o.l.nominal_jaminan"/>
        <text:user-field-decl office:value-type="string" office:string-value="mulai_garansi" text:name="py3o.l.mulai_garansi"/>
        <text:user-field-decl office:value-type="string" office:string-value="akhir_garansi" text:name="py3o.l.akhir_garansi"/>
        <text:user-field-decl office:value-type="string" office:string-value="jenis_bank_garansi" text:name="py3o.l.jenis_bank_garansi"/>
        <text:user-field-decl office:value-type="string" office:string-value="bank_cabang" text:name="py3o.l.bank_cabang"/>
        <text:user-field-decl office:value-type="string" office:string-value="nama_asuransi" text:name="py3o.l.nama_asuransi"/>
        <text:user-field-decl office:value-type="string" office:string-value="biaya_asuransi" text:name="py3o.l.biaya_asuransi"/>
        <text:user-field-decl office:value-type="string" office:string-value="dana_kembali" text:name="py3o.l.dana_kembali"/>
        <text:user-field-decl office:value-type="string" office:string-value="l_keterangan" text:name="py3o.l.keterangan"/>
        <text:user-field-decl office:value-type="string" office:string-value="total_nominal_jaminan" text:name="py3o.l.total_nominal_jaminan"/>
        <text:user-field-decl office:value-type="string" office:string-value="total_biaya_asuransi" text:name="py3o.l.total_biaya_asuransi"/>
        <text:user-field-decl office:value-type="string" office:string-value="total_dana_kembali" text:name="py3o.l.total_dana_kembali"/>
        <text:user-field-decl office:value-type="string" office:string-value="total_nominal_jaminan" text:name="py3o.o.total_nominal_jaminan"/>
        <text:user-field-decl office:value-type="string" office:string-value="total_biaya_asuransi" text:name="py3o.o.total_biaya_asuransi"/>
        <text:user-field-decl office:value-type="string" office:string-value="total_dana_kembali" text:name="py3o.o.total_dana_kembali"/>
        <text:user-field-decl office:value-type="string" office:string-value="l_no" text:name="py3o.l.no"/>
        <text:user-field-decl office:value-type="string" office:string-value="o.tipe_bank_garansi" text:name="py3o.o.tipe_bank_garansi_id.name"/>
        <text:user-field-decl office:value-type="string" office:string-value="o.tipe_notes" text:name="py3o.o.tipe_notes"/>
        <text:user-field-decl office:value-type="string" office:string-value="o.tipe_notes" text:name="py3o.o.tipe_notes.name"/>
        <text:user-field-decl office:value-type="string" office:string-value="o.tipe_notes" text:name="py3o.o.tipe_notes.type_display"/>
        <text:user-field-decl office:value-type="string" office:string-value="o.tipe_notes_display" text:name="py3o.o.tipe_notes_display"/>
        <text:user-field-decl office:value-type="string" office:string-value="l_bank" text:name="py3o.l.bank"/>
        <text:user-field-decl office:value-type="string" office:string-value="l_rekening" text:name="py3o.l.rekening"/>
        <text:user-field-decl office:value-type="string" office:string-value="l_maturity_date" text:name="py3o.l.maturity_date"/>
        <text:user-field-decl office:value-type="string" office:string-value="l_total_sinking_fund" text:name="py3o.l.total_sinking_fund"/>
        <text:user-field-decl office:value-type="string" office:string-value="l_total_deposito" text:name="py3o.l.total_deposito"/>
        <text:user-field-decl office:value-type="string" office:string-value="l_total_biaya_admin" text:name="py3o.l.total_biaya_admin"/>
        <text:user-field-decl office:value-type="string" office:string-value="l_total_saldo" text:name="py3o.l.total_saldo"/>
        <text:user-field-decl office:value-type="string" office:string-value="summary_sinking_fund" text:name="py3o.o.summary_sinking_fund"/>
        <text:user-field-decl office:value-type="string" office:string-value="summary_deposito" text:name="py3o.o.summary_deposito"/>
        <text:user-field-decl office:value-type="string" office:string-value="summary_pendapatan_biaya" text:name="py3o.o.summary_pendapatan_biaya"/>
        <text:user-field-decl office:value-type="string" office:string-value="summary_saldo" text:name="py3o.o.summary_saldo"/>
        <text:user-field-decl office:value-type="string" office:string-value="l_uraian_notes" text:name="py3o.l.uraian_notes"/>
        <text:user-field-decl office:value-type="string" office:string-value="status_pencairan" text:name="py3o.o.status_pencairan_display"/>
        <text:user-field-decl office:value-type="string" office:string-value="l_no_rek" text:name="py3o.l.no_rek"/>
        <text:user-field-decl office:value-type="string" office:string-value="l_billyet" text:name="py3o.l.billyet"/>
        <text:user-field-decl office:value-type="string" office:string-value="l_periode_produk" text:name="py3o.l.periode_produk"/>
        <text:user-field-decl office:value-type="string" office:string-value="l_tanggal_deposito" text:name="py3o.l.tanggal_deposito"/>
        <text:user-field-decl office:value-type="string" office:string-value="l_tanggal_jatuh_tempo" text:name="py3o.l.tanggal_jatuh_tempo"/>
        <text:user-field-decl office:value-type="string" office:string-value="l_jangka_waktu" text:name="py3o.l.jangka_waktu"/>
        <text:user-field-decl office:value-type="string" office:string-value="l_tanggal_pencairan" text:name="py3o.l.tanggal_pencairan"/>
        <text:user-field-decl office:value-type="string" office:string-value="l_tipe_produk" text:name="py3o.l.tipe_produk"/>
        <text:user-field-decl office:value-type="string" office:string-value="l_status_tergadai" text:name="py3o.l.status_tergadai"/>
        <text:user-field-decl office:value-type="string" office:string-value="l_nama_bank_garansi" text:name="py3o.l.nama_bank_garansi"/>
        <text:user-field-decl office:value-type="string" office:string-value="l_no_gadai" text:name="py3o.l.no_gadai"/>
        <text:user-field-decl office:value-type="string" office:string-value="l_branch_id" text:name="py3o.l.branch_id"/>
        <text:user-field-decl office:value-type="string" office:string-value="l_bank_pembuka" text:name="py3o.l.bank_pembuka"/>
        <text:user-field-decl office:value-type="string" office:string-value="l_saldo" text:name="py3o.l.saldo"/>
        <text:user-field-decl office:value-type="string" office:string-value="l_presentase_bunga" text:name="py3o.l.presentase_bunga"/>
        <text:user-field-decl office:value-type="string" office:string-value="l_status_pencairan" text:name="py3o.l.status_pencairan"/>
      </text:user-field-decls>
      <text:p text:style-name="P2"><text:a xlink:type="simple" xlink:href="py3o://for=%22o%20in%20objects%22" text:style-name="Internet_20_link" text:visited-style-name="Visited_20_Internet_20_Link"><text:span text:style-name="T3">for="o in objects"</text:span></text:a></text:p>
      <text:p text:style-name="P26"/>
      <text:p text:style-name="P27">DEPOSITO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E"/>
        <table:table-column table:style-name="Table1.D"/>
        <table:table-column table:style-name="Table1.L"/>
        <table:table-column table:style-name="Table1.G"/>
        <table:table-column table:style-name="Table1.L"/>
        <table:table-column table:style-name="Table1.O"/>
        <table:table-column table:style-name="Table1.P"/>
        <table:table-column table:style-name="Table1.C"/>
        <table:table-column table:style-name="Table1.R"/>
        <table:table-column table:style-name="Table1.S"/>
        <table:table-row table:style-name="Table1.1">
          <table:table-cell table:style-name="Table1.A1" office:value-type="string">
            <text:p text:style-name="P4">NO</text:p>
          </table:table-cell>
          <table:table-cell table:style-name="Table1.A1" office:value-type="string">
            <text:p text:style-name="P5">NOMOR DEPOSITO</text:p>
          </table:table-cell>
          <table:table-cell table:style-name="Table1.A1" office:value-type="string">
            <text:p text:style-name="P5">NOMOR REKENING</text:p>
          </table:table-cell>
          <table:table-cell table:style-name="Table1.A1" office:value-type="string">
            <text:p text:style-name="P5">NOMOR BILLYET</text:p>
          </table:table-cell>
          <table:table-cell table:style-name="Table1.A1" office:value-type="string">
            <text:p text:style-name="P5">PERIODE PRODUK</text:p>
          </table:table-cell>
          <table:table-cell table:style-name="Table1.A1" office:value-type="string">
            <text:p text:style-name="P5">TANGGAL DEPOSITO</text:p>
          </table:table-cell>
          <table:table-cell table:style-name="Table1.A1" office:value-type="string">
            <text:p text:style-name="P5">TANGGAL JATUH TEMPO</text:p>
          </table:table-cell>
          <table:table-cell table:style-name="Table1.A1" office:value-type="string">
            <text:p text:style-name="P5">JANGKA WAKTU (BULAN)</text:p>
          </table:table-cell>
          <table:table-cell table:style-name="Table1.A1" office:value-type="string">
            <text:p text:style-name="P5">TANGGAL PENCAIRAN</text:p>
          </table:table-cell>
          <table:table-cell table:style-name="Table1.A1" office:value-type="string">
            <text:p text:style-name="P5">TIPE PRODUK</text:p>
          </table:table-cell>
          <table:table-cell table:style-name="Table1.A1" office:value-type="string">
            <text:p text:style-name="P5">STATUS TERGADAI</text:p>
          </table:table-cell>
          <table:table-cell table:style-name="Table1.A1" office:value-type="string">
            <text:p text:style-name="P5">NAMA BANK GARANSI</text:p>
          </table:table-cell>
          <table:table-cell table:style-name="Table1.A1" office:value-type="string">
            <text:p text:style-name="P5">NO. GADAI</text:p>
          </table:table-cell>
          <table:table-cell table:style-name="Table1.A1" office:value-type="string">
            <text:p text:style-name="P5">NAMA CABANG</text:p>
          </table:table-cell>
          <table:table-cell table:style-name="Table1.A1" office:value-type="string">
            <text:p text:style-name="P5">BANK CABANG PEMBUKA</text:p>
          </table:table-cell>
          <table:table-cell table:style-name="Table1.A1" office:value-type="string">
            <text:p text:style-name="P5">SALDO</text:p>
          </table:table-cell>
          <table:table-cell table:style-name="Table1.A1" office:value-type="string">
            <text:p text:style-name="P29">PRESENTASE BUNGA (%)</text:p>
          </table:table-cell>
          <table:table-cell table:style-name="Table1.A1" office:value-type="string">
            <text:p text:style-name="P29">STATUS PENCAIRAN</text:p>
          </table:table-cell>
          <table:table-cell table:style-name="Table1.S1" office:value-type="string">
            <text:p text:style-name="P5">KETERANGAN</text:p>
          </table:table-cell>
        </table:table-row>
        <table:table-row>
          <table:table-cell table:style-name="Table1.A2" table:number-columns-spanned="10" office:value-type="string">
            <text:p text:style-name="P12"><text:a xlink:type="simple" xlink:href="py3o://for=%22%22l%20in%20o.get_records_dict()%22" text:style-name="Internet_20_link" text:visited-style-name="Visited_20_Internet_20_Link"><text:span text:style-name="T6">for=""l in o.get_records_dict(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office:value-type="string">
            <text:p text:style-name="P12"/>
          </table:table-cell>
          <table:table-cell table:style-name="Table1.L2" office:value-type="string">
            <text:p text:style-name="P12"/>
          </table:table-cell>
          <table:table-cell table:style-name="Table1.M2" office:value-type="string">
            <text:p text:style-name="P12"/>
          </table:table-cell>
          <table:table-cell table:style-name="Table1.N2" office:value-type="string">
            <text:p text:style-name="P12"/>
          </table:table-cell>
          <table:table-cell table:style-name="Table1.O2" office:value-type="string">
            <text:p text:style-name="P12"/>
          </table:table-cell>
          <table:table-cell table:style-name="Table1.P2" office:value-type="string">
            <text:p text:style-name="P12"/>
          </table:table-cell>
          <table:table-cell table:style-name="Table1.Q2" office:value-type="string">
            <text:p text:style-name="P12"/>
          </table:table-cell>
          <table:table-cell table:style-name="Table1.R2" office:value-type="string">
            <text:p text:style-name="P12"/>
          </table:table-cell>
          <table:table-cell table:style-name="Table1.S2" office:value-type="string">
            <text:p text:style-name="P12"/>
          </table:table-cell>
        </table:table-row>
        <table:table-row table:style-name="Table1.3">
          <table:table-cell table:style-name="Table1.A3" office:value-type="string">
            <text:p text:style-name="P15"><text:user-field-get text:name="py3o.l.no">l_no</text:user-field-get></text:p>
          </table:table-cell>
          <table:table-cell table:style-name="Table1.B3" office:value-type="string">
            <text:p text:style-name="P16"><text:user-field-get text:name="py3o.l.name">l_name</text:user-field-get></text:p>
          </table:table-cell>
          <table:table-cell table:style-name="Table1.C3" office:value-type="string">
            <text:p text:style-name="P16"><text:user-field-get text:name="py3o.l.no_rek">l_no_rek</text:user-field-get></text:p>
          </table:table-cell>
          <table:table-cell table:style-name="Table1.D3" office:value-type="string">
            <text:p text:style-name="P16"><text:user-field-get text:name="py3o.l.billyet">l_billyet</text:user-field-get></text:p>
          </table:table-cell>
          <table:table-cell table:style-name="Table1.E3" office:value-type="string">
            <text:p text:style-name="P15"><text:user-field-get text:name="py3o.l.periode_produk">l_periode_produk</text:user-field-get></text:p>
          </table:table-cell>
          <table:table-cell table:style-name="Table1.F3" office:value-type="string">
            <text:p text:style-name="P16"><text:user-field-get text:name="py3o.l.tanggal_deposito">l_tanggal_deposito</text:user-field-get></text:p>
          </table:table-cell>
          <table:table-cell table:style-name="Table1.G3" office:value-type="string">
            <text:p text:style-name="P16"><text:user-field-get text:name="py3o.l.tanggal_jatuh_tempo">l_tanggal_jatuh_tempo</text:user-field-get></text:p>
          </table:table-cell>
          <table:table-cell table:style-name="Table1.H3" office:value-type="string">
            <text:p text:style-name="P16"><text:user-field-get text:name="py3o.l.jangka_waktu">l_jangka_waktu</text:user-field-get></text:p>
          </table:table-cell>
          <table:table-cell table:style-name="Table1.I3" office:value-type="string">
            <text:p text:style-name="P16"><text:user-field-get text:name="py3o.l.tanggal_pencairan">l_tanggal_pencairan</text:user-field-get></text:p>
          </table:table-cell>
          <table:table-cell table:style-name="Table1.J3" office:value-type="string">
            <text:p text:style-name="P16"><text:user-field-get text:name="py3o.l.tipe_produk">l_tipe_produk</text:user-field-get></text:p>
          </table:table-cell>
          <table:table-cell table:style-name="Table1.K3" office:value-type="string">
            <text:p text:style-name="P16"><text:user-field-get text:name="py3o.l.status_tergadai">l_status_tergadai</text:user-field-get></text:p>
          </table:table-cell>
          <table:table-cell table:style-name="Table1.L3" office:value-type="string">
            <text:p text:style-name="P16"><text:user-field-get text:name="py3o.l.nama_bank_garansi">l_nama_bank_garansi</text:user-field-get></text:p>
          </table:table-cell>
          <table:table-cell table:style-name="Table1.M3" office:value-type="string">
            <text:p text:style-name="P16"><text:user-field-get text:name="py3o.l.no_gadai">l_no_gadai</text:user-field-get></text:p>
          </table:table-cell>
          <table:table-cell table:style-name="Table1.N3" office:value-type="string">
            <text:p text:style-name="P16"><text:user-field-get text:name="py3o.l.branch_id">l_branch_id</text:user-field-get></text:p>
          </table:table-cell>
          <table:table-cell table:style-name="Table1.O3" office:value-type="string">
            <text:p text:style-name="P16"><text:user-field-get text:name="py3o.l.bank_pembuka">l_bank_pembuka</text:user-field-get></text:p>
          </table:table-cell>
          <table:table-cell table:style-name="Table1.P3" office:value-type="string">
            <text:p text:style-name="P17"><text:user-field-get text:name="py3o.l.saldo">l_saldo</text:user-field-get></text:p>
          </table:table-cell>
          <table:table-cell table:style-name="Table1.Q3" office:value-type="string">
            <text:p text:style-name="P16"><text:user-field-get text:name="py3o.l.presentase_bunga">l_presentase_bunga</text:user-field-get></text:p>
          </table:table-cell>
          <table:table-cell table:style-name="Table1.R3" office:value-type="string">
            <text:p text:style-name="P16"><text:user-field-get text:name="py3o.l.status_pencairan">l_status_pencairan</text:user-field-get></text:p>
          </table:table-cell>
          <table:table-cell table:style-name="Table1.S3" office:value-type="string">
            <text:p text:style-name="P18"><text:user-field-get text:name="py3o.l.keterangan">l_keterangan</text:user-field-get></text:p>
          </table:table-cell>
        </table:table-row>
        <table:table-row>
          <table:table-cell table:style-name="Table1.A3" office:value-type="string">
            <text:p text:style-name="P23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1.B3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D4" office:value-type="string">
            <text:p text:style-name="P18"/>
          </table:table-cell>
          <table:table-cell table:style-name="Table1.E4" office:value-type="string">
            <text:p text:style-name="P15"/>
          </table:table-cell>
          <table:table-cell table:style-name="Table1.F4" office:value-type="string">
            <text:p text:style-name="P18"/>
          </table:table-cell>
          <table:table-cell table:style-name="Table1.G4" office:value-type="string">
            <text:p text:style-name="P18"/>
          </table:table-cell>
          <table:table-cell table:style-name="Table1.H4" office:value-type="string">
            <text:p text:style-name="P18"/>
          </table:table-cell>
          <table:table-cell table:style-name="Table1.I4" office:value-type="string">
            <text:p text:style-name="P18"/>
          </table:table-cell>
          <table:table-cell table:style-name="Table1.J4" office:value-type="string">
            <text:p text:style-name="P18"/>
          </table:table-cell>
          <table:table-cell table:style-name="Table1.K4" office:value-type="string">
            <text:p text:style-name="P18"/>
          </table:table-cell>
          <table:table-cell table:style-name="Table1.L4" office:value-type="string">
            <text:p text:style-name="P18"/>
          </table:table-cell>
          <table:table-cell table:style-name="Table1.M4" office:value-type="string">
            <text:p text:style-name="P18"/>
          </table:table-cell>
          <table:table-cell table:style-name="Table1.N4" office:value-type="string">
            <text:p text:style-name="P18"/>
          </table:table-cell>
          <table:table-cell table:style-name="Table1.O4" office:value-type="string">
            <text:p text:style-name="P18"/>
          </table:table-cell>
          <table:table-cell table:style-name="Table1.P4" office:value-type="string">
            <text:p text:style-name="P18"/>
          </table:table-cell>
          <table:table-cell table:style-name="Table1.Q4" office:value-type="string">
            <text:p text:style-name="P18"/>
          </table:table-cell>
          <table:table-cell table:style-name="Table1.R4" office:value-type="string">
            <text:p text:style-name="P18"/>
          </table:table-cell>
          <table:table-cell table:style-name="Table1.S4" office:value-type="string">
            <text:p text:style-name="P18"/>
          </table:table-cell>
        </table:table-row>
        <table:table-row table:style-name="Table1.5"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20">TOTAL</text:p>
          </table:table-cell>
          <table:table-cell table:style-name="Table1.A5" office:value-type="string">
            <text:p text:style-name="P19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21"/>
          </table:table-cell>
          <table:table-cell table:style-name="Table1.A5" office:value-type="string">
            <text:p text:style-name="P21"/>
          </table:table-cell>
          <table:table-cell table:style-name="Table1.A5" office:value-type="string">
            <text:p text:style-name="P21"/>
          </table:table-cell>
          <table:table-cell table:style-name="Table1.A5" office:value-type="string">
            <text:p text:style-name="P21"/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1"><text:text-input text:description="py3o://function=&quot;'{:,.0f}'.format(o.total_saldo)&quot;">total_saldo</text:text-input>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17"/>
          </table:table-cell>
          <table:table-cell table:style-name="Table1.S5" office:value-type="string">
            <text:p text:style-name="P17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5">For</text:span></text:a><text:span text:style-name="T4"/></text:p>
      <text:p text:style-name="P13"/>
      <text:p text:style-name="P1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5">(…………………………………………..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4547in" style:type="center"/>
          <style:tab-stop style:position="10.90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4547in" style:type="center"/>
          <style:tab-stop style:position="10.9098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Table6" style:family="table">
      <style:table-properties style:width="10.8715in" fo:margin-left="0.0396in" table:align="left"/>
    </style:style>
    <style:style style:name="Table6.A" style:family="table-column">
      <style:table-column-properties style:column-width="3.5035in"/>
    </style:style>
    <style:style style:name="Table6.B" style:family="table-column">
      <style:table-column-properties style:column-width="3.75in"/>
    </style:style>
    <style:style style:name="Table6.C" style:family="table-column">
      <style:table-column-properties style:column-width="3.6181in"/>
    </style:style>
    <style:style style:name="Table6.1" style:family="table-row">
      <style:table-row-properties style:min-row-height="0.8076in"/>
    </style:style>
    <style:style style:name="Table6.A1" style:family="table-cell">
      <style:table-cell-properties style:border-line-width-bottom="0.0111in 0.0111in 0.0111in" fo:padding="0.0382in" fo:border-left="none" fo:border-right="none" fo:border-top="none" fo:border-bottom="2.4pt double #000000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07f08b8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officeooo:paragraph-rsid="007c5c6b" style:font-size-asian="6pt" style:font-size-complex="6pt"/>
    </style:style>
    <style:style style:name="MP3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07c5c6b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07c5c6b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07c5c6b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07c5c6b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07c5c6b" style:font-size-asian="10pt" style:font-size-complex="10pt"/>
    </style:style>
    <style:style style:name="M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07f08b8" style:font-size-asian="9pt" style:font-weight-asian="bold" style:font-size-complex="9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3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3" text:anchor-type="char" svg:x="0.9807in" svg:y="0.1264in" svg:width="1.2008in" svg:height="0.752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  <text:p text:style-name="MP6"/>
            </table:table-cell>
            <table:table-cell table:style-name="Table6.A1" office:value-type="string">
              <text:p text:style-name="MP2"/>
              <text:p text:style-name="MP2"><draw:frame draw:style-name="Mfr2" draw:name="Image2 Copy 1" text:anchor-type="char" svg:x="1.0374in" svg:y="0.1453in" svg:width="1.7598in" svg:height="0.4409in" draw:z-index="1"><draw:image xlink:href="Pictures/100000010000010F00000044211F9570D1F89AB5.png" xlink:type="simple" xlink:show="embed" xlink:actuate="onLoad" draw:mime-type="image/png"/></draw:frame></text:p>
              <text:p text:style-name="MP2"/>
              <text:p text:style-name="MP7"/>
            </table:table-cell>
          </table:table-row>
        </table:table>
        <text:p text:style-name="MP8"><text:a xlink:type="simple" xlink:href="py3o:///for" text:style-name="Internet_20_link" text:visited-style-name="Visited_20_Internet_20_Link">for</text:a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7:24:29.122690786</meta:creation-date>
    <meta:generator>LibreOffice/7.4.7.2$Linux_X86_64 LibreOffice_project/40$Build-2</meta:generator>
    <dc:date>2025-05-05T16:04:55.566098991</dc:date>
    <meta:editing-duration>P1DT19H55M26S</meta:editing-duration>
    <meta:editing-cycles>132</meta:editing-cycles>
    <meta:document-statistic meta:table-count="3" meta:image-count="2" meta:object-count="0" meta:page-count="1" meta:paragraph-count="54" meta:word-count="88" meta:character-count="741" meta:non-whitespace-character-count="708"/>
  </office:meta>
</office:document-meta>
</file>